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a2a9b1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en.wikipedia.org/wiki/Port_of_Shanghai" xlink:type="simple">Shanghai</text:a></text:p>
          </table:table-cell>
          <table:table-cell office:value-type="string" calcext:value-type="string">
            <text:p><text:a xlink:href="https://en.wikipedia.org/wiki/China" xlink:type="simple">China</text:a></text:p>
          </table:table-cell>
          <table:table-cell office:value-type="float" office:value="31.230416" calcext:value-type="float">
            <text:p>31.230416</text:p>
          </table:table-cell>
          <table:table-cell office:value-type="float" office:value="121.473701" calcext:value-type="float">
            <text:p>121.473701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31.230416" calcext:value-type="float">
            <text:p>31.230416</text:p>
          </table:table-cell>
          <table:table-cell office:value-type="float" office:value="121.473701" calcext:value-type="float">
            <text:p>121.473701</text:p>
          </table:table-cell>
        </table:table-row>
        <table:table-row table:style-name="ro2">
          <table:table-cell office:value-type="string" calcext:value-type="string">
            <text:p><text:a xlink:href="https://en.wikipedia.org/wiki/Port_of_Singapore" xlink:type="simple">Singapore</text:a></text:p>
          </table:table-cell>
          <table:table-cell office:value-type="string" calcext:value-type="string">
            <text:p><text:a xlink:href="https://en.wikipedia.org/wiki/Singapore" xlink:type="simple">Singapore</text:a></text:p>
          </table:table-cell>
          <table:table-cell office:value-type="float" office:value="1.352083" calcext:value-type="float">
            <text:p>1.352083</text:p>
          </table:table-cell>
          <table:table-cell office:value-type="float" office:value="103.819836" calcext:value-type="float">
            <text:p>103.819836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1.352083" calcext:value-type="float">
            <text:p>1.352083</text:p>
          </table:table-cell>
          <table:table-cell office:value-type="float" office:value="103.819836" calcext:value-type="float">
            <text:p>103.819836</text:p>
          </table:table-cell>
        </table:table-row>
        <table:table-row table:style-name="ro2">
          <table:table-cell office:value-type="string" calcext:value-type="string">
            <text:p><text:a xlink:href="https://en.wikipedia.org/wiki/Port_of_Shenzhen" xlink:type="simple">Shenzhen</text:a></text:p>
          </table:table-cell>
          <table:table-cell office:value-type="string" calcext:value-type="string">
            <text:p><text:a xlink:href="https://en.wikipedia.org/wiki/China" xlink:type="simple">China</text:a></text:p>
          </table:table-cell>
          <table:table-cell office:value-type="float" office:value="22.543096" calcext:value-type="float">
            <text:p>22.543096</text:p>
          </table:table-cell>
          <table:table-cell office:value-type="float" office:value="114.057865" calcext:value-type="float">
            <text:p>114.057865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22.543096" calcext:value-type="float">
            <text:p>22.543096</text:p>
          </table:table-cell>
          <table:table-cell office:value-type="float" office:value="114.057865" calcext:value-type="float">
            <text:p>114.057865</text:p>
          </table:table-cell>
        </table:table-row>
        <table:table-row table:style-name="ro2">
          <table:table-cell office:value-type="string" calcext:value-type="string">
            <text:p><text:a xlink:href="https://en.wikipedia.org/wiki/Port_of_Hong_Kong" xlink:type="simple">Hong Kong</text:a></text:p>
          </table:table-cell>
          <table:table-cell office:value-type="string" calcext:value-type="string">
            <text:p><text:a xlink:href="https://en.wikipedia.org/wiki/Hong_Kong" xlink:type="simple">Hong Kong</text:a></text:p>
          </table:table-cell>
          <table:table-cell office:value-type="float" office:value="22.396428" calcext:value-type="float">
            <text:p>22.396428</text:p>
          </table:table-cell>
          <table:table-cell office:value-type="float" office:value="114.109497" calcext:value-type="float">
            <text:p>114.109497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22.396428" calcext:value-type="float">
            <text:p>22.396428</text:p>
          </table:table-cell>
          <table:table-cell office:value-type="float" office:value="114.109497" calcext:value-type="float">
            <text:p>114.109497</text:p>
          </table:table-cell>
        </table:table-row>
        <table:table-row table:style-name="ro2">
          <table:table-cell office:value-type="string" calcext:value-type="string">
            <text:p><text:a xlink:href="https://en.wikipedia.org/wiki/Port_of_Ningbo" xlink:type="simple">Ningbo-Zhoushan</text:a></text:p>
          </table:table-cell>
          <table:table-cell office:value-type="string" calcext:value-type="string">
            <text:p><text:a xlink:href="https://en.wikipedia.org/wiki/China" xlink:type="simple">China</text:a></text:p>
          </table:table-cell>
          <table:table-cell office:value-type="float" office:value="29.90162" calcext:value-type="float">
            <text:p>29.90162</text:p>
          </table:table-cell>
          <table:table-cell office:value-type="float" office:value="121.988043" calcext:value-type="float">
            <text:p>121.988043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29.90162" calcext:value-type="float">
            <text:p>29.90162</text:p>
          </table:table-cell>
          <table:table-cell office:value-type="float" office:value="121.988043" calcext:value-type="float">
            <text:p>121.988043</text:p>
          </table:table-cell>
        </table:table-row>
        <table:table-row table:style-name="ro2">
          <table:table-cell office:value-type="string" calcext:value-type="string">
            <text:p><text:a xlink:href="https://en.wikipedia.org/wiki/Port_of_Busan" xlink:type="simple">Busan</text:a></text:p>
          </table:table-cell>
          <table:table-cell office:value-type="string" calcext:value-type="string">
            <text:p><text:a xlink:href="https://en.wikipedia.org/wiki/South_Korea" xlink:type="simple">South Korea</text:a></text:p>
          </table:table-cell>
          <table:table-cell office:value-type="float" office:value="35.179554" calcext:value-type="float">
            <text:p>35.179554</text:p>
          </table:table-cell>
          <table:table-cell office:value-type="float" office:value="129.075642" calcext:value-type="float">
            <text:p>129.075642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35.179554" calcext:value-type="float">
            <text:p>35.179554</text:p>
          </table:table-cell>
          <table:table-cell office:value-type="float" office:value="129.075642" calcext:value-type="float">
            <text:p>129.075642</text:p>
          </table:table-cell>
        </table:table-row>
        <table:table-row table:style-name="ro2">
          <table:table-cell office:value-type="string" calcext:value-type="string">
            <text:p><text:a xlink:href="https://en.wikipedia.org/wiki/Port_of_Qingdao" xlink:type="simple">Qingdao</text:a></text:p>
          </table:table-cell>
          <table:table-cell office:value-type="string" calcext:value-type="string">
            <text:p><text:a xlink:href="https://en.wikipedia.org/wiki/China" xlink:type="simple">China</text:a></text:p>
          </table:table-cell>
          <table:table-cell office:value-type="float" office:value="36.067108" calcext:value-type="float">
            <text:p>36.067108</text:p>
          </table:table-cell>
          <table:table-cell office:value-type="float" office:value="120.382609" calcext:value-type="float">
            <text:p>120.382609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36.067108" calcext:value-type="float">
            <text:p>36.067108</text:p>
          </table:table-cell>
          <table:table-cell office:value-type="float" office:value="120.382609" calcext:value-type="float">
            <text:p>120.382609</text:p>
          </table:table-cell>
        </table:table-row>
        <table:table-row table:style-name="ro2">
          <table:table-cell office:value-type="string" calcext:value-type="string">
            <text:p><text:a xlink:href="https://en.wikipedia.org/wiki/Port_of_Guangzhou" xlink:type="simple">Guangzhou</text:a></text:p>
          </table:table-cell>
          <table:table-cell office:value-type="string" calcext:value-type="string">
            <text:p><text:a xlink:href="https://en.wikipedia.org/wiki/China" xlink:type="simple">China</text:a></text:p>
          </table:table-cell>
          <table:table-cell office:value-type="float" office:value="23.12911" calcext:value-type="float">
            <text:p>23.12911</text:p>
          </table:table-cell>
          <table:table-cell office:value-type="float" office:value="113.264385" calcext:value-type="float">
            <text:p>113.264385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23.12911" calcext:value-type="float">
            <text:p>23.12911</text:p>
          </table:table-cell>
          <table:table-cell office:value-type="float" office:value="113.264385" calcext:value-type="float">
            <text:p>113.264385</text:p>
          </table:table-cell>
        </table:table-row>
        <table:table-row table:style-name="ro2">
          <table:table-cell office:value-type="string" calcext:value-type="string">
            <text:p><text:a xlink:href="https://en.wikipedia.org/wiki/Port_of_Jebel_Ali" xlink:type="simple">Jebel Ali (Dubai)</text:a></text:p>
          </table:table-cell>
          <table:table-cell office:value-type="string" calcext:value-type="string">
            <text:p><text:a xlink:href="https://en.wikipedia.org/wiki/United_Arab_Emirates" xlink:type="simple">United Arab Emirates</text:a></text:p>
          </table:table-cell>
          <table:table-cell office:value-type="float" office:value="24.985715" calcext:value-type="float">
            <text:p>24.985715</text:p>
          </table:table-cell>
          <table:table-cell office:value-type="float" office:value="55.02729" calcext:value-type="float">
            <text:p>55.02729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24.985715" calcext:value-type="float">
            <text:p>24.985715</text:p>
          </table:table-cell>
          <table:table-cell office:value-type="float" office:value="55.02729" calcext:value-type="float">
            <text:p>55.02729</text:p>
          </table:table-cell>
        </table:table-row>
        <table:table-row table:style-name="ro2">
          <table:table-cell office:value-type="string" calcext:value-type="string">
            <text:p><text:a xlink:href="https://en.wikipedia.org/wiki/Port_of_Tianjin" xlink:type="simple">Tianjin</text:a></text:p>
          </table:table-cell>
          <table:table-cell office:value-type="string" calcext:value-type="string">
            <text:p><text:a xlink:href="https://en.wikipedia.org/wiki/China" xlink:type="simple">China</text:a></text:p>
          </table:table-cell>
          <table:table-cell office:value-type="float" office:value="39.084158" calcext:value-type="float">
            <text:p>39.084158</text:p>
          </table:table-cell>
          <table:table-cell office:value-type="float" office:value="117.200983" calcext:value-type="float">
            <text:p>117.200983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39.084158" calcext:value-type="float">
            <text:p>39.084158</text:p>
          </table:table-cell>
          <table:table-cell office:value-type="float" office:value="117.200983" calcext:value-type="float">
            <text:p>117.200983</text:p>
          </table:table-cell>
        </table:table-row>
        <table:table-row table:style-name="ro2">
          <table:table-cell office:value-type="string" calcext:value-type="string">
            <text:p><text:a xlink:href="https://en.wikipedia.org/wiki/Port_of_Rotterdam" xlink:type="simple">Rotterdam</text:a></text:p>
          </table:table-cell>
          <table:table-cell office:value-type="string" calcext:value-type="string">
            <text:p><text:a xlink:href="https://en.wikipedia.org/wiki/Netherlands" xlink:type="simple">Netherlands</text:a></text:p>
          </table:table-cell>
          <table:table-cell office:value-type="float" office:value="51.92442" calcext:value-type="float">
            <text:p>51.92442</text:p>
          </table:table-cell>
          <table:table-cell office:value-type="float" office:value="4.477733" calcext:value-type="float">
            <text:p>4.477733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51.92442" calcext:value-type="float">
            <text:p>51.92442</text:p>
          </table:table-cell>
          <table:table-cell office:value-type="float" office:value="4.477733" calcext:value-type="float">
            <text:p>4.477733</text:p>
          </table:table-cell>
        </table:table-row>
        <table:table-row table:style-name="ro2">
          <table:table-cell office:value-type="string" calcext:value-type="string">
            <text:p><text:a xlink:href="https://en.wikipedia.org/wiki/Port_Klang" xlink:type="simple">Port Klang</text:a></text:p>
          </table:table-cell>
          <table:table-cell office:value-type="string" calcext:value-type="string">
            <text:p><text:a xlink:href="https://en.wikipedia.org/wiki/Malaysia" xlink:type="simple">Malaysia</text:a></text:p>
          </table:table-cell>
          <table:table-cell office:value-type="float" office:value="2.999852" calcext:value-type="float">
            <text:p>2.999852</text:p>
          </table:table-cell>
          <table:table-cell office:value-type="float" office:value="101.39283" calcext:value-type="float">
            <text:p>101.39283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2.999852" calcext:value-type="float">
            <text:p>2.999852</text:p>
          </table:table-cell>
          <table:table-cell office:value-type="float" office:value="101.39283" calcext:value-type="float">
            <text:p>101.39283</text:p>
          </table:table-cell>
        </table:table-row>
        <table:table-row table:style-name="ro2">
          <table:table-cell office:value-type="string" calcext:value-type="string">
            <text:p><text:a xlink:href="https://en.wikipedia.org/wiki/Port_of_Kaohsiung" xlink:type="simple">Kaohsiung</text:a></text:p>
          </table:table-cell>
          <table:table-cell office:value-type="string" calcext:value-type="string">
            <text:p><text:a xlink:href="https://en.wikipedia.org/wiki/Taiwan" xlink:type="simple">Taiwan</text:a></text:p>
          </table:table-cell>
          <table:table-cell office:value-type="float" office:value="22.627278" calcext:value-type="float">
            <text:p>22.627278</text:p>
          </table:table-cell>
          <table:table-cell office:value-type="float" office:value="120.301435" calcext:value-type="float">
            <text:p>120.301435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22.627278" calcext:value-type="float">
            <text:p>22.627278</text:p>
          </table:table-cell>
          <table:table-cell office:value-type="float" office:value="120.301435" calcext:value-type="float">
            <text:p>120.301435</text:p>
          </table:table-cell>
        </table:table-row>
        <table:table-row table:style-name="ro2">
          <table:table-cell office:value-type="string" calcext:value-type="string">
            <text:p><text:a xlink:href="https://en.wikipedia.org/wiki/Port_of_Dalian" xlink:type="simple">Dalian</text:a></text:p>
          </table:table-cell>
          <table:table-cell office:value-type="string" calcext:value-type="string">
            <text:p><text:a xlink:href="https://en.wikipedia.org/wiki/China" xlink:type="simple">China</text:a></text:p>
          </table:table-cell>
          <table:table-cell office:value-type="float" office:value="38.914003" calcext:value-type="float">
            <text:p>38.914003</text:p>
          </table:table-cell>
          <table:table-cell office:value-type="float" office:value="121.614682" calcext:value-type="float">
            <text:p>121.614682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38.914003" calcext:value-type="float">
            <text:p>38.914003</text:p>
          </table:table-cell>
          <table:table-cell office:value-type="float" office:value="121.614682" calcext:value-type="float">
            <text:p>121.614682</text:p>
          </table:table-cell>
        </table:table-row>
        <table:table-row table:style-name="ro2">
          <table:table-cell office:value-type="string" calcext:value-type="string">
            <text:p><text:a xlink:href="https://en.wikipedia.org/wiki/Hamburg_Harbour" xlink:type="simple">Hamburg</text:a></text:p>
          </table:table-cell>
          <table:table-cell office:value-type="string" calcext:value-type="string">
            <text:p><text:a xlink:href="https://en.wikipedia.org/wiki/Germany" xlink:type="simple">Germany</text:a></text:p>
          </table:table-cell>
          <table:table-cell office:value-type="float" office:value="53.551085" calcext:value-type="float">
            <text:p>53.551085</text:p>
          </table:table-cell>
          <table:table-cell office:value-type="float" office:value="9.993682" calcext:value-type="float">
            <text:p>9.993682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53.551085" calcext:value-type="float">
            <text:p>53.551085</text:p>
          </table:table-cell>
          <table:table-cell office:value-type="float" office:value="9.993682" calcext:value-type="float">
            <text:p>9.993682</text:p>
          </table:table-cell>
        </table:table-row>
        <table:table-row table:style-name="ro2">
          <table:table-cell office:value-type="string" calcext:value-type="string">
            <text:p><text:a xlink:href="https://en.wikipedia.org/wiki/Port_of_Antwerp" xlink:type="simple">Antwerp</text:a></text:p>
          </table:table-cell>
          <table:table-cell office:value-type="string" calcext:value-type="string">
            <text:p><text:a xlink:href="https://en.wikipedia.org/wiki/Belgium" xlink:type="simple">Belgium</text:a></text:p>
          </table:table-cell>
          <table:table-cell office:value-type="float" office:value="51.219448" calcext:value-type="float">
            <text:p>51.219448</text:p>
          </table:table-cell>
          <table:table-cell office:value-type="float" office:value="4.402464" calcext:value-type="float">
            <text:p>4.402464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51.219448" calcext:value-type="float">
            <text:p>51.219448</text:p>
          </table:table-cell>
          <table:table-cell office:value-type="float" office:value="4.402464" calcext:value-type="float">
            <text:p>4.402464</text:p>
          </table:table-cell>
        </table:table-row>
        <table:table-row table:style-name="ro2">
          <table:table-cell office:value-type="string" calcext:value-type="string">
            <text:p><text:a xlink:href="https://en.wikipedia.org/wiki/Port_of_Xiamen" xlink:type="simple">Xiamen</text:a></text:p>
          </table:table-cell>
          <table:table-cell office:value-type="string" calcext:value-type="string">
            <text:p><text:a xlink:href="https://en.wikipedia.org/wiki/China" xlink:type="simple">China</text:a></text:p>
          </table:table-cell>
          <table:table-cell office:value-type="float" office:value="24.479834" calcext:value-type="float">
            <text:p>24.479834</text:p>
          </table:table-cell>
          <table:table-cell office:value-type="float" office:value="118.089425" calcext:value-type="float">
            <text:p>118.089425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24.479834" calcext:value-type="float">
            <text:p>24.479834</text:p>
          </table:table-cell>
          <table:table-cell office:value-type="float" office:value="118.089425" calcext:value-type="float">
            <text:p>118.089425</text:p>
          </table:table-cell>
        </table:table-row>
        <table:table-row table:style-name="ro2">
          <table:table-cell office:value-type="string" calcext:value-type="string">
            <text:p><text:a xlink:href="https://en.wikipedia.org/wiki/Port_of_Los_Angeles" xlink:type="simple">Los Angeles</text:a></text:p>
          </table:table-cell>
          <table:table-cell office:value-type="string" calcext:value-type="string">
            <text:p><text:a xlink:href="https://en.wikipedia.org/wiki/United_States" xlink:type="simple">United States</text:a></text:p>
          </table:table-cell>
          <table:table-cell office:value-type="float" office:value="34.052234" calcext:value-type="float">
            <text:p>34.052234</text:p>
          </table:table-cell>
          <table:table-cell office:value-type="float" office:value="-118.243685" calcext:value-type="float">
            <text:p>-118.243685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34.052234" calcext:value-type="float">
            <text:p>34.052234</text:p>
          </table:table-cell>
          <table:table-cell office:value-type="float" office:value="-118.243685" calcext:value-type="float">
            <text:p>-118.243685</text:p>
          </table:table-cell>
        </table:table-row>
        <table:table-row table:style-name="ro2">
          <table:table-cell office:value-type="string" calcext:value-type="string">
            <text:p><text:a xlink:href="https://en.wikipedia.org/wiki/Tanjung_Pelepas" xlink:type="simple">Tanjung Pelepas</text:a></text:p>
          </table:table-cell>
          <table:table-cell office:value-type="string" calcext:value-type="string">
            <text:p><text:a xlink:href="https://en.wikipedia.org/wiki/Malaysia" xlink:type="simple">Malaysia</text:a></text:p>
          </table:table-cell>
          <table:table-cell office:value-type="float" office:value="1.451501" calcext:value-type="float">
            <text:p>1.451501</text:p>
          </table:table-cell>
          <table:table-cell office:value-type="float" office:value="103.597017" calcext:value-type="float">
            <text:p>103.597017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1.451501" calcext:value-type="float">
            <text:p>1.451501</text:p>
          </table:table-cell>
          <table:table-cell office:value-type="float" office:value="103.597017" calcext:value-type="float">
            <text:p>103.597017</text:p>
          </table:table-cell>
        </table:table-row>
        <table:table-row table:style-name="ro2">
          <table:table-cell office:value-type="string" calcext:value-type="string">
            <text:p><text:a xlink:href="https://en.wikipedia.org/wiki/Port_of_Long_Beach" xlink:type="simple">Long Beach</text:a></text:p>
          </table:table-cell>
          <table:table-cell office:value-type="string" calcext:value-type="string">
            <text:p><text:a xlink:href="https://en.wikipedia.org/wiki/United_States" xlink:type="simple">United States</text:a></text:p>
          </table:table-cell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/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  <table:table-cell office:value-type="float" office:value="33.77005" calcext:value-type="float">
            <text:p>33.77005</text:p>
          </table:table-cell>
          <table:table-cell office:value-type="float" office:value="-118.193739" calcext:value-type="float">
            <text:p>-118.193739</text:p>
          </table:table-cell>
        </table:table-row>
      </table:table>
      <table:table table:name="Sheet3" table:style-name="ta1">
        <table:table-column table:style-name="co3" table:number-columns-repeated="21" table:default-cell-style-name="Default"/>
        <table:table-row table:style-name="ro3">
          <table:table-cell/>
          <table:table-cell office:value-type="string" calcext:value-type="string">
            <text:p>Shanghai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ingbo-Zhoushan</text:p>
          </table:table-cell>
          <table:table-cell office:value-type="string" calcext:value-type="string">
            <text:p>Busan</text:p>
          </table:table-cell>
          <table:table-cell office:value-type="string" calcext:value-type="string">
            <text:p>Qingdao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Jebel Ali (Dubai)</text:p>
          </table:table-cell>
          <table:table-cell office:value-type="string" calcext:value-type="string">
            <text:p>Tianjin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ort Klang</text:p>
          </table:table-cell>
          <table:table-cell office:value-type="string" calcext:value-type="string">
            <text:p>Kaohsiung</text:p>
          </table:table-cell>
          <table:table-cell office:value-type="string" calcext:value-type="string">
            <text:p>Dalian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ntwerp</text:p>
          </table:table-cell>
          <table:table-cell office:value-type="string" calcext:value-type="string">
            <text:p>Xiamen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njung Pelepas</text:p>
          </table:table-cell>
          <table:table-cell office:value-type="string" calcext:value-type="string">
            <text:p>Long Beach</text:p>
          </table:table-cell>
        </table:table-row>
        <table:table-row table:style-name="ro3">
          <table:table-cell office:value-type="string" calcext:value-type="string">
            <text:p>Shanghai</text:p>
          </table:table-cell>
          <table:table-cell office:value-type="float" office:value="0" calcext:value-type="float">
            <text:p>0</text:p>
          </table:table-cell>
          <table:table-cell office:value-type="float" office:value="2048.43039538516" calcext:value-type="float">
            <text:p>2048.4303953852</text:p>
          </table:table-cell>
          <table:table-cell office:value-type="float" office:value="654.090145187776" calcext:value-type="float">
            <text:p>654.0901451878</text:p>
          </table:table-cell>
          <table:table-cell office:value-type="float" office:value="659.563234806544" calcext:value-type="float">
            <text:p>659.5632348065</text:p>
          </table:table-cell>
          <table:table-cell office:value-type="float" office:value="83.8857827218475" calcext:value-type="float">
            <text:p>83.8857827218</text:p>
          </table:table-cell>
          <table:table-cell office:value-type="float" office:value="449.66695240844" calcext:value-type="float">
            <text:p>449.6669524084</text:p>
          </table:table-cell>
          <table:table-cell office:value-type="float" office:value="294.772818357147" calcext:value-type="float">
            <text:p>294.7728183571</text:p>
          </table:table-cell>
          <table:table-cell office:value-type="float" office:value="653.64498968136" calcext:value-type="float">
            <text:p>653.6449896814</text:p>
          </table:table-cell>
          <table:table-cell office:value-type="float" office:value="3493.46261035512" calcext:value-type="float">
            <text:p>3493.4626103551</text:p>
          </table:table-cell>
          <table:table-cell office:value-type="float" office:value="515.128186581511" calcext:value-type="float">
            <text:p>515.1281865815</text:p>
          </table:table-cell>
          <table:table-cell office:value-type="float" office:value="4831.10924514741" calcext:value-type="float">
            <text:p>4831.1092451474</text:p>
          </table:table-cell>
          <table:table-cell office:value-type="float" office:value="2035.26293051619" calcext:value-type="float">
            <text:p>2035.2629305162</text:p>
          </table:table-cell>
          <table:table-cell office:value-type="float" office:value="518.530787544692" calcext:value-type="float">
            <text:p>518.5307875447</text:p>
          </table:table-cell>
          <table:table-cell office:value-type="float" office:value="460.330881106745" calcext:value-type="float">
            <text:p>460.3308811067</text:p>
          </table:table-cell>
          <table:table-cell office:value-type="float" office:value="4611.95408372342" calcext:value-type="float">
            <text:p>4611.9540837234</text:p>
          </table:table-cell>
          <table:table-cell office:value-type="float" office:value="4860.22485036419" calcext:value-type="float">
            <text:p>4860.2248503642</text:p>
          </table:table-cell>
          <table:table-cell office:value-type="float" office:value="442.137023162127" calcext:value-type="float">
            <text:p>442.1370231621</text:p>
          </table:table-cell>
          <table:table-cell office:value-type="float" office:value="5645.22559780742" calcext:value-type="float">
            <text:p>5645.2255978074</text:p>
          </table:table-cell>
          <table:table-cell office:value-type="float" office:value="2049.41867993986" calcext:value-type="float">
            <text:p>2049.4186799399</text:p>
          </table:table-cell>
          <table:table-cell office:value-type="float" office:value="5658.44844982529" calcext:value-type="float">
            <text:p>5658.4484498253</text:p>
          </table:table-cell>
        </table:table-row>
        <table:table-row table:style-name="ro3">
          <table:table-cell office:value-type="string" calcext:value-type="string">
            <text:p>Singapore</text:p>
          </table:table-cell>
          <table:table-cell office:value-type="float" office:value="2048.43039538516" calcext:value-type="float">
            <text:p>2048.4303953852</text:p>
          </table:table-cell>
          <table:table-cell office:value-type="float" office:value="0" calcext:value-type="float">
            <text:p>0</text:p>
          </table:table-cell>
          <table:table-cell office:value-type="float" office:value="1400.11837869226" calcext:value-type="float">
            <text:p>1400.1183786923</text:p>
          </table:table-cell>
          <table:table-cell office:value-type="float" office:value="1393.5890579747" calcext:value-type="float">
            <text:p>1393.5890579747</text:p>
          </table:table-cell>
          <table:table-cell office:value-type="float" office:value="1997.05945059274" calcext:value-type="float">
            <text:p>1997.0594505927</text:p>
          </table:table-cell>
          <table:table-cell office:value-type="float" office:value="2466.57642508841" calcext:value-type="float">
            <text:p>2466.5764250884</text:p>
          </table:table-cell>
          <table:table-cell office:value-type="float" office:value="2271.34837375413" calcext:value-type="float">
            <text:p>2271.3483737541</text:p>
          </table:table-cell>
          <table:table-cell office:value-type="float" office:value="1412.81595209377" calcext:value-type="float">
            <text:p>1412.8159520938</text:p>
          </table:table-cell>
          <table:table-cell office:value-type="float" office:value="3160.26027643796" calcext:value-type="float">
            <text:p>3160.260276438</text:p>
          </table:table-cell>
          <table:table-cell office:value-type="float" office:value="2372.85986431407" calcext:value-type="float">
            <text:p>2372.8598643141</text:p>
          </table:table-cell>
          <table:table-cell office:value-type="float" office:value="5686.25781098494" calcext:value-type="float">
            <text:p>5686.2578109849</text:p>
          </table:table-cell>
          <table:table-cell office:value-type="float" office:value="175.865262507134" calcext:value-type="float">
            <text:p>175.8652625071</text:p>
          </table:table-cell>
          <table:table-cell office:value-type="float" office:value="1594.38497808517" calcext:value-type="float">
            <text:p>1594.3849780852</text:p>
          </table:table-cell>
          <table:table-cell office:value-type="float" office:value="2449.6940298834" calcext:value-type="float">
            <text:p>2449.6940298834</text:p>
          </table:table-cell>
          <table:table-cell office:value-type="float" office:value="5475.7701193011" calcext:value-type="float">
            <text:p>5475.7701193011</text:p>
          </table:table-cell>
          <table:table-cell office:value-type="float" office:value="5695.19863601597" calcext:value-type="float">
            <text:p>5695.198636016</text:p>
          </table:table-cell>
          <table:table-cell office:value-type="float" office:value="1611.54970752271" calcext:value-type="float">
            <text:p>1611.5497075227</text:p>
          </table:table-cell>
          <table:table-cell office:value-type="float" office:value="7631.30661322318" calcext:value-type="float">
            <text:p>7631.3066132232</text:p>
          </table:table-cell>
          <table:table-cell office:value-type="float" office:value="14.6459389472532" calcext:value-type="float">
            <text:p>14.6459389473</text:p>
          </table:table-cell>
          <table:table-cell office:value-type="float" office:value="7642.63690423079" calcext:value-type="float">
            <text:p>7642.6369042308</text:p>
          </table:table-cell>
        </table:table-row>
        <table:table-row table:style-name="ro3">
          <table:table-cell office:value-type="string" calcext:value-type="string">
            <text:p>Shenzhen</text:p>
          </table:table-cell>
          <table:table-cell office:value-type="float" office:value="654.090145187776" calcext:value-type="float">
            <text:p>654.0901451878</text:p>
          </table:table-cell>
          <table:table-cell office:value-type="float" office:value="1400.11837869226" calcext:value-type="float">
            <text:p>1400.1183786923</text:p>
          </table:table-cell>
          <table:table-cell office:value-type="float" office:value="0" calcext:value-type="float">
            <text:p>0</text:p>
          </table:table-cell>
          <table:table-cell office:value-type="float" office:value="9.22717438234126" calcext:value-type="float">
            <text:p>9.2271743823</text:p>
          </table:table-cell>
          <table:table-cell office:value-type="float" office:value="613.499394212147" calcext:value-type="float">
            <text:p>613.4993942121</text:p>
          </table:table-cell>
          <table:table-cell office:value-type="float" office:value="1091.86682818832" calcext:value-type="float">
            <text:p>1091.8668281883</text:p>
          </table:table-cell>
          <table:table-cell office:value-type="float" office:value="874.195869784272" calcext:value-type="float">
            <text:p>874.1958697843</text:p>
          </table:table-cell>
          <table:table-cell office:value-type="float" office:value="56.2310057950573" calcext:value-type="float">
            <text:p>56.2310057951</text:p>
          </table:table-cell>
          <table:table-cell office:value-type="float" office:value="3226.46708350329" calcext:value-type="float">
            <text:p>3226.4670835033</text:p>
          </table:table-cell>
          <table:table-cell office:value-type="float" office:value="1003.26877280039" calcext:value-type="float">
            <text:p>1003.2687728004</text:p>
          </table:table-cell>
          <table:table-cell office:value-type="float" office:value="5029.99612206624" calcext:value-type="float">
            <text:p>5029.9961220663</text:p>
          </table:table-cell>
          <table:table-cell office:value-type="float" office:value="1381.37290681818" calcext:value-type="float">
            <text:p>1381.3729068182</text:p>
          </table:table-cell>
          <table:table-cell office:value-type="float" office:value="346.688191873875" calcext:value-type="float">
            <text:p>346.6881918739</text:p>
          </table:table-cell>
          <table:table-cell office:value-type="float" office:value="1054.02566413867" calcext:value-type="float">
            <text:p>1054.0256641387</text:p>
          </table:table-cell>
          <table:table-cell office:value-type="float" office:value="4806.44742177665" calcext:value-type="float">
            <text:p>4806.4474217767</text:p>
          </table:table-cell>
          <table:table-cell office:value-type="float" office:value="5053.0122445773" calcext:value-type="float">
            <text:p>5053.0122445773</text:p>
          </table:table-cell>
          <table:table-cell office:value-type="float" office:value="250.665602487745" calcext:value-type="float">
            <text:p>250.6656024877</text:p>
          </table:table-cell>
          <table:table-cell office:value-type="float" office:value="6294.87498328739" calcext:value-type="float">
            <text:p>6294.8749832874</text:p>
          </table:table-cell>
          <table:table-cell office:value-type="float" office:value="1400.35214921002" calcext:value-type="float">
            <text:p>1400.35214921</text:p>
          </table:table-cell>
          <table:table-cell office:value-type="float" office:value="6307.84850485233" calcext:value-type="float">
            <text:p>6307.8485048523</text:p>
          </table:table-cell>
        </table:table-row>
        <table:table-row table:style-name="ro3">
          <table:table-cell office:value-type="string" calcext:value-type="string">
            <text:p>Hong Kong</text:p>
          </table:table-cell>
          <table:table-cell office:value-type="float" office:value="659.563234806544" calcext:value-type="float">
            <text:p>659.5632348065</text:p>
          </table:table-cell>
          <table:table-cell office:value-type="float" office:value="1393.5890579747" calcext:value-type="float">
            <text:p>1393.5890579747</text:p>
          </table:table-cell>
          <table:table-cell office:value-type="float" office:value="9.22717438234126" calcext:value-type="float">
            <text:p>9.2271743823</text:p>
          </table:table-cell>
          <table:table-cell office:value-type="float" office:value="0" calcext:value-type="float">
            <text:p>0</text:p>
          </table:table-cell>
          <table:table-cell office:value-type="float" office:value="618.077817526519" calcext:value-type="float">
            <text:p>618.0778175265</text:p>
          </table:table-cell>
          <table:table-cell office:value-type="float" office:value="1096.37185679446" calcext:value-type="float">
            <text:p>1096.3718567945</text:p>
          </table:table-cell>
          <table:table-cell office:value-type="float" office:value="881.393282292779" calcext:value-type="float">
            <text:p>881.3932822928</text:p>
          </table:table-cell>
          <table:table-cell office:value-type="float" office:value="64.1533670058049" calcext:value-type="float">
            <text:p>64.1533670058</text:p>
          </table:table-cell>
          <table:table-cell office:value-type="float" office:value="3231.54311102804" calcext:value-type="float">
            <text:p>3231.5431110281</text:p>
          </table:table-cell>
          <table:table-cell office:value-type="float" office:value="1011.52315938826" calcext:value-type="float">
            <text:p>1011.5231593883</text:p>
          </table:table-cell>
          <table:table-cell office:value-type="float" office:value="5038.78743197886" calcext:value-type="float">
            <text:p>5038.7874319789</text:p>
          </table:table-cell>
          <table:table-cell office:value-type="float" office:value="1375.74110715662" calcext:value-type="float">
            <text:p>1375.7411071566</text:p>
          </table:table-cell>
          <table:table-cell office:value-type="float" office:value="344.243780973028" calcext:value-type="float">
            <text:p>344.243780973</text:p>
          </table:table-cell>
          <table:table-cell office:value-type="float" office:value="1061.31065062104" calcext:value-type="float">
            <text:p>1061.310650621</text:p>
          </table:table-cell>
          <table:table-cell office:value-type="float" office:value="4815.23597628971" calcext:value-type="float">
            <text:p>4815.2359762897</text:p>
          </table:table-cell>
          <table:table-cell office:value-type="float" office:value="5061.77389898244" calcext:value-type="float">
            <text:p>5061.7738989824</text:p>
          </table:table-cell>
          <table:table-cell office:value-type="float" office:value="252.460080884862" calcext:value-type="float">
            <text:p>252.4600808849</text:p>
          </table:table-cell>
          <table:table-cell office:value-type="float" office:value="6299.38165660194" calcext:value-type="float">
            <text:p>6299.3816566019</text:p>
          </table:table-cell>
          <table:table-cell office:value-type="float" office:value="1393.89347158083" calcext:value-type="float">
            <text:p>1393.8934715808</text:p>
          </table:table-cell>
          <table:table-cell office:value-type="float" office:value="6312.32823162267" calcext:value-type="float">
            <text:p>6312.3282316227</text:p>
          </table:table-cell>
        </table:table-row>
        <table:table-row table:style-name="ro3">
          <table:table-cell office:value-type="string" calcext:value-type="string">
            <text:p>Ningbo-Zhoushan</text:p>
          </table:table-cell>
          <table:table-cell office:value-type="float" office:value="83.8857827218475" calcext:value-type="float">
            <text:p>83.8857827218</text:p>
          </table:table-cell>
          <table:table-cell office:value-type="float" office:value="1997.05945059274" calcext:value-type="float">
            <text:p>1997.0594505927</text:p>
          </table:table-cell>
          <table:table-cell office:value-type="float" office:value="613.499394212147" calcext:value-type="float">
            <text:p>613.4993942121</text:p>
          </table:table-cell>
          <table:table-cell office:value-type="float" office:value="618.077817526519" calcext:value-type="float">
            <text:p>618.0778175265</text:p>
          </table:table-cell>
          <table:table-cell office:value-type="float" office:value="0" calcext:value-type="float">
            <text:p>0</text:p>
          </table:table-cell>
          <table:table-cell office:value-type="float" office:value="478.394261729883" calcext:value-type="float">
            <text:p>478.3942617299</text:p>
          </table:table-cell>
          <table:table-cell office:value-type="float" office:value="377.979321923072" calcext:value-type="float">
            <text:p>377.9793219231</text:p>
          </table:table-cell>
          <table:table-cell office:value-type="float" office:value="619.737644736077" calcext:value-type="float">
            <text:p>619.7376447361</text:p>
          </table:table-cell>
          <table:table-cell office:value-type="float" office:value="3536.47108324679" calcext:value-type="float">
            <text:p>3536.4710832468</text:p>
          </table:table-cell>
          <table:table-cell office:value-type="float" office:value="598.818328915093" calcext:value-type="float">
            <text:p>598.8183289151</text:p>
          </table:table-cell>
          <table:table-cell office:value-type="float" office:value="4912.05354029582" calcext:value-type="float">
            <text:p>4912.0535402958</text:p>
          </table:table-cell>
          <table:table-cell office:value-type="float" office:value="1990.22016011355" calcext:value-type="float">
            <text:p>1990.2201601136</text:p>
          </table:table-cell>
          <table:table-cell office:value-type="float" office:value="444.56119864186" calcext:value-type="float">
            <text:p>444.5611986419</text:p>
          </table:table-cell>
          <table:table-cell office:value-type="float" office:value="540.137937057214" calcext:value-type="float">
            <text:p>540.1379370572</text:p>
          </table:table-cell>
          <table:table-cell office:value-type="float" office:value="4692.60870392657" calcext:value-type="float">
            <text:p>4692.6087039266</text:p>
          </table:table-cell>
          <table:table-cell office:value-type="float" office:value="4940.9655807183" calcext:value-type="float">
            <text:p>4940.9655807183</text:p>
          </table:table-cell>
          <table:table-cell office:value-type="float" office:value="385.58533216271" calcext:value-type="float">
            <text:p>385.5853321627</text:p>
          </table:table-cell>
          <table:table-cell office:value-type="float" office:value="5681.37699188301" calcext:value-type="float">
            <text:p>5681.376991883</text:p>
          </table:table-cell>
          <table:table-cell office:value-type="float" office:value="1998.55638525412" calcext:value-type="float">
            <text:p>1998.5563852541</text:p>
          </table:table-cell>
          <table:table-cell office:value-type="float" office:value="5694.35810794037" calcext:value-type="float">
            <text:p>5694.3581079404</text:p>
          </table:table-cell>
        </table:table-row>
        <table:table-row table:style-name="ro3">
          <table:table-cell office:value-type="string" calcext:value-type="string">
            <text:p>Busan</text:p>
          </table:table-cell>
          <table:table-cell office:value-type="float" office:value="449.66695240844" calcext:value-type="float">
            <text:p>449.6669524084</text:p>
          </table:table-cell>
          <table:table-cell office:value-type="float" office:value="2466.57642508841" calcext:value-type="float">
            <text:p>2466.5764250884</text:p>
          </table:table-cell>
          <table:table-cell office:value-type="float" office:value="1091.86682818832" calcext:value-type="float">
            <text:p>1091.8668281883</text:p>
          </table:table-cell>
          <table:table-cell office:value-type="float" office:value="1096.37185679446" calcext:value-type="float">
            <text:p>1096.3718567945</text:p>
          </table:table-cell>
          <table:table-cell office:value-type="float" office:value="478.394261729883" calcext:value-type="float">
            <text:p>478.3942617299</text:p>
          </table:table-cell>
          <table:table-cell office:value-type="float" office:value="0" calcext:value-type="float">
            <text:p>0</text:p>
          </table:table-cell>
          <table:table-cell office:value-type="float" office:value="428.382760778458" calcext:value-type="float">
            <text:p>428.3827607785</text:p>
          </table:table-cell>
          <table:table-cell office:value-type="float" office:value="1097.32322288272" calcext:value-type="float">
            <text:p>1097.3232228827</text:p>
          </table:table-cell>
          <table:table-cell office:value-type="float" office:value="3816.5569000218" calcext:value-type="float">
            <text:p>3816.5569000218</text:p>
          </table:table-cell>
          <table:table-cell office:value-type="float" office:value="615.290573473204" calcext:value-type="float">
            <text:p>615.2905734732</text:p>
          </table:table-cell>
          <table:table-cell office:value-type="float" office:value="4837.19712634127" calcext:value-type="float">
            <text:p>4837.1971263413</text:p>
          </table:table-cell>
          <table:table-cell office:value-type="float" office:value="2465.83534733653" calcext:value-type="float">
            <text:p>2465.8353473365</text:p>
          </table:table-cell>
          <table:table-cell office:value-type="float" office:value="880.960534453718" calcext:value-type="float">
            <text:p>880.9605344537</text:p>
          </table:table-cell>
          <table:table-cell office:value-type="float" office:value="422.279202478804" calcext:value-type="float">
            <text:p>422.2792024788</text:p>
          </table:table-cell>
          <table:table-cell office:value-type="float" office:value="4625.84712742423" calcext:value-type="float">
            <text:p>4625.8471274242</text:p>
          </table:table-cell>
          <table:table-cell office:value-type="float" office:value="4870.12869159144" calcext:value-type="float">
            <text:p>4870.1286915914</text:p>
          </table:table-cell>
          <table:table-cell office:value-type="float" office:value="858.32241788121" calcext:value-type="float">
            <text:p>858.3224178812</text:p>
          </table:table-cell>
          <table:table-cell office:value-type="float" office:value="5203.01677766924" calcext:value-type="float">
            <text:p>5203.0167776692</text:p>
          </table:table-cell>
          <table:table-cell office:value-type="float" office:value="2468.706199381" calcext:value-type="float">
            <text:p>2468.706199381</text:p>
          </table:table-cell>
          <table:table-cell office:value-type="float" office:value="5215.98195636163" calcext:value-type="float">
            <text:p>5215.9819563616</text:p>
          </table:table-cell>
        </table:table-row>
        <table:table-row table:style-name="ro3">
          <table:table-cell office:value-type="string" calcext:value-type="string">
            <text:p>Qingdao</text:p>
          </table:table-cell>
          <table:table-cell office:value-type="float" office:value="294.772818357147" calcext:value-type="float">
            <text:p>294.7728183571</text:p>
          </table:table-cell>
          <table:table-cell office:value-type="float" office:value="2271.34837375413" calcext:value-type="float">
            <text:p>2271.3483737541</text:p>
          </table:table-cell>
          <table:table-cell office:value-type="float" office:value="874.195869784272" calcext:value-type="float">
            <text:p>874.1958697843</text:p>
          </table:table-cell>
          <table:table-cell office:value-type="float" office:value="881.393282292779" calcext:value-type="float">
            <text:p>881.3932822928</text:p>
          </table:table-cell>
          <table:table-cell office:value-type="float" office:value="377.979321923072" calcext:value-type="float">
            <text:p>377.9793219231</text:p>
          </table:table-cell>
          <table:table-cell office:value-type="float" office:value="428.382760778458" calcext:value-type="float">
            <text:p>428.3827607785</text:p>
          </table:table-cell>
          <table:table-cell office:value-type="float" office:value="0" calcext:value-type="float">
            <text:p>0</text:p>
          </table:table-cell>
          <table:table-cell office:value-type="float" office:value="858.540432459483" calcext:value-type="float">
            <text:p>858.5404324595</text:p>
          </table:table-cell>
          <table:table-cell office:value-type="float" office:value="3389.00010468398" calcext:value-type="float">
            <text:p>3389.000104684</text:p>
          </table:table-cell>
          <table:table-cell office:value-type="float" office:value="236.01867433963" calcext:value-type="float">
            <text:p>236.0186743396</text:p>
          </table:table-cell>
          <table:table-cell office:value-type="float" office:value="4561.21009519288" calcext:value-type="float">
            <text:p>4561.2100951929</text:p>
          </table:table-cell>
          <table:table-cell office:value-type="float" office:value="2240.61147966463" calcext:value-type="float">
            <text:p>2240.6114796646</text:p>
          </table:table-cell>
          <table:table-cell office:value-type="float" office:value="804.399458516508" calcext:value-type="float">
            <text:p>804.3994585165</text:p>
          </table:table-cell>
          <table:table-cell office:value-type="float" office:value="180.462954179987" calcext:value-type="float">
            <text:p>180.46295418</text:p>
          </table:table-cell>
          <table:table-cell office:value-type="float" office:value="4343.78837112945" calcext:value-type="float">
            <text:p>4343.7883711295</text:p>
          </table:table-cell>
          <table:table-cell office:value-type="float" office:value="4591.40267394901" calcext:value-type="float">
            <text:p>4591.402673949</text:p>
          </table:table-cell>
          <table:table-cell office:value-type="float" office:value="703.691496032264" calcext:value-type="float">
            <text:p>703.6914960323</text:p>
          </table:table-cell>
          <table:table-cell office:value-type="float" office:value="5480.62439142686" calcext:value-type="float">
            <text:p>5480.6243914269</text:p>
          </table:table-cell>
          <table:table-cell office:value-type="float" office:value="2270.93154168177" calcext:value-type="float">
            <text:p>2270.9315416818</text:p>
          </table:table-cell>
          <table:table-cell office:value-type="float" office:value="5494.58250154218" calcext:value-type="float">
            <text:p>5494.5825015422</text:p>
          </table:table-cell>
        </table:table-row>
        <table:table-row table:style-name="ro3">
          <table:table-cell office:value-type="string" calcext:value-type="string">
            <text:p>Guangzhou</text:p>
          </table:table-cell>
          <table:table-cell office:value-type="float" office:value="653.64498968136" calcext:value-type="float">
            <text:p>653.6449896814</text:p>
          </table:table-cell>
          <table:table-cell office:value-type="float" office:value="1412.81595209377" calcext:value-type="float">
            <text:p>1412.8159520938</text:p>
          </table:table-cell>
          <table:table-cell office:value-type="float" office:value="56.2310057950573" calcext:value-type="float">
            <text:p>56.2310057951</text:p>
          </table:table-cell>
          <table:table-cell office:value-type="float" office:value="64.1533670058049" calcext:value-type="float">
            <text:p>64.1533670058</text:p>
          </table:table-cell>
          <table:table-cell office:value-type="float" office:value="619.737644736077" calcext:value-type="float">
            <text:p>619.7376447361</text:p>
          </table:table-cell>
          <table:table-cell office:value-type="float" office:value="1097.32322288272" calcext:value-type="float">
            <text:p>1097.3232228827</text:p>
          </table:table-cell>
          <table:table-cell office:value-type="float" office:value="858.540432459483" calcext:value-type="float">
            <text:p>858.5404324595</text:p>
          </table:table-cell>
          <table:table-cell office:value-type="float" office:value="0" calcext:value-type="float">
            <text:p>0</text:p>
          </table:table-cell>
          <table:table-cell office:value-type="float" office:value="3174.95422672418" calcext:value-type="float">
            <text:p>3174.9542267242</text:p>
          </table:table-cell>
          <table:table-cell office:value-type="float" office:value="976.187946196102" calcext:value-type="float">
            <text:p>976.1879461961</text:p>
          </table:table-cell>
          <table:table-cell office:value-type="float" office:value="4975.81108872813" calcext:value-type="float">
            <text:p>4975.8110887281</text:p>
          </table:table-cell>
          <table:table-cell office:value-type="float" office:value="1386.94006879091" calcext:value-type="float">
            <text:p>1386.9400687909</text:p>
          </table:table-cell>
          <table:table-cell office:value-type="float" office:value="391.017975237306" calcext:value-type="float">
            <text:p>391.0179752373</text:p>
          </table:table-cell>
          <table:table-cell office:value-type="float" office:value="1037.21007724883" calcext:value-type="float">
            <text:p>1037.2100772488</text:p>
          </table:table-cell>
          <table:table-cell office:value-type="float" office:value="4752.24940085758" calcext:value-type="float">
            <text:p>4752.2494008576</text:p>
          </table:table-cell>
          <table:table-cell office:value-type="float" office:value="4998.67332895017" calcext:value-type="float">
            <text:p>4998.6733289502</text:p>
          </table:table-cell>
          <table:table-cell office:value-type="float" office:value="277.48918017261" calcext:value-type="float">
            <text:p>277.4891801726</text:p>
          </table:table-cell>
          <table:table-cell office:value-type="float" office:value="6298.59669710072" calcext:value-type="float">
            <text:p>6298.5966971007</text:p>
          </table:table-cell>
          <table:table-cell office:value-type="float" office:value="1412.46230144673" calcext:value-type="float">
            <text:p>1412.4623014467</text:p>
          </table:table-cell>
          <table:table-cell office:value-type="float" office:value="6311.75566250968" calcext:value-type="float">
            <text:p>6311.7556625097</text:p>
          </table:table-cell>
        </table:table-row>
        <table:table-row table:style-name="ro3">
          <table:table-cell office:value-type="string" calcext:value-type="string">
            <text:p>Jebel Ali (Dubai)</text:p>
          </table:table-cell>
          <table:table-cell office:value-type="float" office:value="3493.46261035512" calcext:value-type="float">
            <text:p>3493.4626103551</text:p>
          </table:table-cell>
          <table:table-cell office:value-type="float" office:value="3160.26027643796" calcext:value-type="float">
            <text:p>3160.260276438</text:p>
          </table:table-cell>
          <table:table-cell office:value-type="float" office:value="3226.46708350329" calcext:value-type="float">
            <text:p>3226.4670835033</text:p>
          </table:table-cell>
          <table:table-cell office:value-type="float" office:value="3231.54311102804" calcext:value-type="float">
            <text:p>3231.5431110281</text:p>
          </table:table-cell>
          <table:table-cell office:value-type="float" office:value="3536.47108324679" calcext:value-type="float">
            <text:p>3536.4710832468</text:p>
          </table:table-cell>
          <table:table-cell office:value-type="float" office:value="3816.5569000218" calcext:value-type="float">
            <text:p>3816.5569000218</text:p>
          </table:table-cell>
          <table:table-cell office:value-type="float" office:value="3389.00010468398" calcext:value-type="float">
            <text:p>3389.000104684</text:p>
          </table:table-cell>
          <table:table-cell office:value-type="float" office:value="3174.95422672418" calcext:value-type="float">
            <text:p>3174.9542267242</text:p>
          </table:table-cell>
          <table:table-cell office:value-type="float" office:value="0" calcext:value-type="float">
            <text:p>0</text:p>
          </table:table-cell>
          <table:table-cell office:value-type="float" office:value="3218.11008136493" calcext:value-type="float">
            <text:p>3218.1100813649</text:p>
          </table:table-cell>
          <table:table-cell office:value-type="float" office:value="2797.89366073828" calcext:value-type="float">
            <text:p>2797.8936607383</text:p>
          </table:table-cell>
          <table:table-cell office:value-type="float" office:value="2984.69729308772" calcext:value-type="float">
            <text:p>2984.6972930877</text:p>
          </table:table-cell>
          <table:table-cell office:value-type="float" office:value="3558.59940014458" calcext:value-type="float">
            <text:p>3558.5994001446</text:p>
          </table:table-cell>
          <table:table-cell office:value-type="float" office:value="3424.52212187134" calcext:value-type="float">
            <text:p>3424.5221218713</text:p>
          </table:table-cell>
          <table:table-cell office:value-type="float" office:value="2638.88456665436" calcext:value-type="float">
            <text:p>2638.8845666544</text:p>
          </table:table-cell>
          <table:table-cell office:value-type="float" office:value="2789.69518829714" calcext:value-type="float">
            <text:p>2789.6951882971</text:p>
          </table:table-cell>
          <table:table-cell office:value-type="float" office:value="3411.24081952965" calcext:value-type="float">
            <text:p>3411.2408195297</text:p>
          </table:table-cell>
          <table:table-cell office:value-type="float" office:value="7252.53898946629" calcext:value-type="float">
            <text:p>7252.5389894663</text:p>
          </table:table-cell>
          <table:table-cell office:value-type="float" office:value="3145.71927431549" calcext:value-type="float">
            <text:p>3145.7192743155</text:p>
          </table:table-cell>
          <table:table-cell office:value-type="float" office:value="7269.00193866805" calcext:value-type="float">
            <text:p>7269.0019386681</text:p>
          </table:table-cell>
        </table:table-row>
        <table:table-row table:style-name="ro3">
          <table:table-cell office:value-type="string" calcext:value-type="string">
            <text:p>Tianjin</text:p>
          </table:table-cell>
          <table:table-cell office:value-type="float" office:value="515.128186581511" calcext:value-type="float">
            <text:p>515.1281865815</text:p>
          </table:table-cell>
          <table:table-cell office:value-type="float" office:value="2372.85986431407" calcext:value-type="float">
            <text:p>2372.8598643141</text:p>
          </table:table-cell>
          <table:table-cell office:value-type="float" office:value="1003.26877280039" calcext:value-type="float">
            <text:p>1003.2687728004</text:p>
          </table:table-cell>
          <table:table-cell office:value-type="float" office:value="1011.52315938826" calcext:value-type="float">
            <text:p>1011.5231593883</text:p>
          </table:table-cell>
          <table:table-cell office:value-type="float" office:value="598.818328915093" calcext:value-type="float">
            <text:p>598.8183289151</text:p>
          </table:table-cell>
          <table:table-cell office:value-type="float" office:value="615.290573473204" calcext:value-type="float">
            <text:p>615.2905734732</text:p>
          </table:table-cell>
          <table:table-cell office:value-type="float" office:value="236.01867433963" calcext:value-type="float">
            <text:p>236.0186743396</text:p>
          </table:table-cell>
          <table:table-cell office:value-type="float" office:value="976.187946196102" calcext:value-type="float">
            <text:p>976.1879461961</text:p>
          </table:table-cell>
          <table:table-cell office:value-type="float" office:value="3218.11008136493" calcext:value-type="float">
            <text:p>3218.1100813649</text:p>
          </table:table-cell>
          <table:table-cell office:value-type="float" office:value="0" calcext:value-type="float">
            <text:p>0</text:p>
          </table:table-cell>
          <table:table-cell office:value-type="float" office:value="4325.81575454495" calcext:value-type="float">
            <text:p>4325.815754545</text:p>
          </table:table-cell>
          <table:table-cell office:value-type="float" office:value="2324.69838171642" calcext:value-type="float">
            <text:p>2324.6983817164</text:p>
          </table:table-cell>
          <table:table-cell office:value-type="float" office:value="997.940402403716" calcext:value-type="float">
            <text:p>997.9404024037</text:p>
          </table:table-cell>
          <table:table-cell office:value-type="float" office:value="206.682687373963" calcext:value-type="float">
            <text:p>206.682687374</text:p>
          </table:table-cell>
          <table:table-cell office:value-type="float" office:value="4108.15325078451" calcext:value-type="float">
            <text:p>4108.1532507845</text:p>
          </table:table-cell>
          <table:table-cell office:value-type="float" office:value="4355.8631664548" calcext:value-type="float">
            <text:p>4355.8631664548</text:p>
          </table:table-cell>
          <table:table-cell office:value-type="float" office:value="875.577931875754" calcext:value-type="float">
            <text:p>875.5779318758</text:p>
          </table:table-cell>
          <table:table-cell office:value-type="float" office:value="5455.97134829365" calcext:value-type="float">
            <text:p>5455.9713482937</text:p>
          </table:table-cell>
          <table:table-cell office:value-type="float" office:value="2370.99280492361" calcext:value-type="float">
            <text:p>2370.9928049236</text:p>
          </table:table-cell>
          <table:table-cell office:value-type="float" office:value="5470.56758907688" calcext:value-type="float">
            <text:p>5470.5675890769</text:p>
          </table:table-cell>
        </table:table-row>
        <table:table-row table:style-name="ro3">
          <table:table-cell office:value-type="string" calcext:value-type="string">
            <text:p>Rotterdam</text:p>
          </table:table-cell>
          <table:table-cell office:value-type="float" office:value="4831.10924514741" calcext:value-type="float">
            <text:p>4831.1092451474</text:p>
          </table:table-cell>
          <table:table-cell office:value-type="float" office:value="5686.25781098494" calcext:value-type="float">
            <text:p>5686.2578109849</text:p>
          </table:table-cell>
          <table:table-cell office:value-type="float" office:value="5029.99612206624" calcext:value-type="float">
            <text:p>5029.9961220663</text:p>
          </table:table-cell>
          <table:table-cell office:value-type="float" office:value="5038.78743197886" calcext:value-type="float">
            <text:p>5038.7874319789</text:p>
          </table:table-cell>
          <table:table-cell office:value-type="float" office:value="4912.05354029582" calcext:value-type="float">
            <text:p>4912.0535402958</text:p>
          </table:table-cell>
          <table:table-cell office:value-type="float" office:value="4837.19712634127" calcext:value-type="float">
            <text:p>4837.1971263413</text:p>
          </table:table-cell>
          <table:table-cell office:value-type="float" office:value="4561.21009519288" calcext:value-type="float">
            <text:p>4561.2100951929</text:p>
          </table:table-cell>
          <table:table-cell office:value-type="float" office:value="4975.81108872813" calcext:value-type="float">
            <text:p>4975.8110887281</text:p>
          </table:table-cell>
          <table:table-cell office:value-type="float" office:value="2797.89366073828" calcext:value-type="float">
            <text:p>2797.8936607383</text:p>
          </table:table-cell>
          <table:table-cell office:value-type="float" office:value="4325.81575454495" calcext:value-type="float">
            <text:p>4325.815754545</text:p>
          </table:table-cell>
          <table:table-cell office:value-type="float" office:value="0" calcext:value-type="float">
            <text:p>0</text:p>
          </table:table-cell>
          <table:table-cell office:value-type="float" office:value="5519.19845666253" calcext:value-type="float">
            <text:p>5519.1984566625</text:p>
          </table:table-cell>
          <table:table-cell office:value-type="float" office:value="5223.84751843645" calcext:value-type="float">
            <text:p>5223.8475184365</text:p>
          </table:table-cell>
          <table:table-cell office:value-type="float" office:value="4454.85985734517" calcext:value-type="float">
            <text:p>4454.8598573452</text:p>
          </table:table-cell>
          <table:table-cell office:value-type="float" office:value="223.57516087268" calcext:value-type="float">
            <text:p>223.5751608727</text:p>
          </table:table-cell>
          <table:table-cell office:value-type="float" office:value="42.4449345561782" calcext:value-type="float">
            <text:p>42.4449345562</text:p>
          </table:table-cell>
          <table:table-cell office:value-type="float" office:value="5063.67104638577" calcext:value-type="float">
            <text:p>5063.6710463858</text:p>
          </table:table-cell>
          <table:table-cell office:value-type="float" office:value="4846.47479370405" calcext:value-type="float">
            <text:p>4846.4747937041</text:p>
          </table:table-cell>
          <table:table-cell office:value-type="float" office:value="5673.37188175239" calcext:value-type="float">
            <text:p>5673.3718817524</text:p>
          </table:table-cell>
          <table:table-cell office:value-type="float" office:value="4859.53544215862" calcext:value-type="float">
            <text:p>4859.5354421586</text:p>
          </table:table-cell>
        </table:table-row>
        <table:table-row table:style-name="ro3">
          <table:table-cell office:value-type="string" calcext:value-type="string">
            <text:p>Port Klang</text:p>
          </table:table-cell>
          <table:table-cell office:value-type="float" office:value="2035.26293051619" calcext:value-type="float">
            <text:p>2035.2629305162</text:p>
          </table:table-cell>
          <table:table-cell office:value-type="float" office:value="175.865262507134" calcext:value-type="float">
            <text:p>175.8652625071</text:p>
          </table:table-cell>
          <table:table-cell office:value-type="float" office:value="1381.37290681818" calcext:value-type="float">
            <text:p>1381.3729068182</text:p>
          </table:table-cell>
          <table:table-cell office:value-type="float" office:value="1375.74110715662" calcext:value-type="float">
            <text:p>1375.7411071566</text:p>
          </table:table-cell>
          <table:table-cell office:value-type="float" office:value="1990.22016011355" calcext:value-type="float">
            <text:p>1990.2201601136</text:p>
          </table:table-cell>
          <table:table-cell office:value-type="float" office:value="2465.83534733653" calcext:value-type="float">
            <text:p>2465.8353473365</text:p>
          </table:table-cell>
          <table:table-cell office:value-type="float" office:value="2240.61147966463" calcext:value-type="float">
            <text:p>2240.6114796646</text:p>
          </table:table-cell>
          <table:table-cell office:value-type="float" office:value="1386.94006879091" calcext:value-type="float">
            <text:p>1386.9400687909</text:p>
          </table:table-cell>
          <table:table-cell office:value-type="float" office:value="2984.69729308772" calcext:value-type="float">
            <text:p>2984.6972930877</text:p>
          </table:table-cell>
          <table:table-cell office:value-type="float" office:value="2324.69838171642" calcext:value-type="float">
            <text:p>2324.6983817164</text:p>
          </table:table-cell>
          <table:table-cell office:value-type="float" office:value="5519.19845666253" calcext:value-type="float">
            <text:p>5519.1984566625</text:p>
          </table:table-cell>
          <table:table-cell office:value-type="float" office:value="0" calcext:value-type="float">
            <text:p>0</text:p>
          </table:table-cell>
          <table:table-cell office:value-type="float" office:value="1609.04892891142" calcext:value-type="float">
            <text:p>1609.0489289114</text:p>
          </table:table-cell>
          <table:table-cell office:value-type="float" office:value="2416.18965361959" calcext:value-type="float">
            <text:p>2416.1896536196</text:p>
          </table:table-cell>
          <table:table-cell office:value-type="float" office:value="5309.98502577455" calcext:value-type="float">
            <text:p>5309.9850257746</text:p>
          </table:table-cell>
          <table:table-cell office:value-type="float" office:value="5527.48646852028" calcext:value-type="float">
            <text:p>5527.4864685203</text:p>
          </table:table-cell>
          <table:table-cell office:value-type="float" office:value="1607.52738625874" calcext:value-type="float">
            <text:p>1607.5273862588</text:p>
          </table:table-cell>
          <table:table-cell office:value-type="float" office:value="7658.19313583229" calcext:value-type="float">
            <text:p>7658.1931358323</text:p>
          </table:table-cell>
          <table:table-cell office:value-type="float" office:value="161.468849477166" calcext:value-type="float">
            <text:p>161.4688494772</text:p>
          </table:table-cell>
          <table:table-cell office:value-type="float" office:value="7670.312412799" calcext:value-type="float">
            <text:p>7670.312412799</text:p>
          </table:table-cell>
        </table:table-row>
        <table:table-row table:style-name="ro3">
          <table:table-cell office:value-type="string" calcext:value-type="string">
            <text:p>Kaohsiung</text:p>
          </table:table-cell>
          <table:table-cell office:value-type="float" office:value="518.530787544692" calcext:value-type="float">
            <text:p>518.5307875447</text:p>
          </table:table-cell>
          <table:table-cell office:value-type="float" office:value="1594.38497808517" calcext:value-type="float">
            <text:p>1594.3849780852</text:p>
          </table:table-cell>
          <table:table-cell office:value-type="float" office:value="346.688191873875" calcext:value-type="float">
            <text:p>346.6881918739</text:p>
          </table:table-cell>
          <table:table-cell office:value-type="float" office:value="344.243780973028" calcext:value-type="float">
            <text:p>344.243780973</text:p>
          </table:table-cell>
          <table:table-cell office:value-type="float" office:value="444.56119864186" calcext:value-type="float">
            <text:p>444.5611986419</text:p>
          </table:table-cell>
          <table:table-cell office:value-type="float" office:value="880.960534453718" calcext:value-type="float">
            <text:p>880.9605344537</text:p>
          </table:table-cell>
          <table:table-cell office:value-type="float" office:value="804.399458516508" calcext:value-type="float">
            <text:p>804.3994585165</text:p>
          </table:table-cell>
          <table:table-cell office:value-type="float" office:value="391.017975237306" calcext:value-type="float">
            <text:p>391.0179752373</text:p>
          </table:table-cell>
          <table:table-cell office:value-type="float" office:value="3558.59940014458" calcext:value-type="float">
            <text:p>3558.5994001446</text:p>
          </table:table-cell>
          <table:table-cell office:value-type="float" office:value="997.940402403716" calcext:value-type="float">
            <text:p>997.9404024037</text:p>
          </table:table-cell>
          <table:table-cell office:value-type="float" office:value="5223.84751843645" calcext:value-type="float">
            <text:p>5223.8475184365</text:p>
          </table:table-cell>
          <table:table-cell office:value-type="float" office:value="1609.04892891142" calcext:value-type="float">
            <text:p>1609.0489289114</text:p>
          </table:table-cell>
          <table:table-cell office:value-type="float" office:value="0" calcext:value-type="float">
            <text:p>0</text:p>
          </table:table-cell>
          <table:table-cell office:value-type="float" office:value="977.324800404845" calcext:value-type="float">
            <text:p>977.3248004048</text:p>
          </table:table-cell>
          <table:table-cell office:value-type="float" office:value="5001.3732906063" calcext:value-type="float">
            <text:p>5001.3732906063</text:p>
          </table:table-cell>
          <table:table-cell office:value-type="float" office:value="5249.75460314311" calcext:value-type="float">
            <text:p>5249.7546031431</text:p>
          </table:table-cell>
          <table:table-cell office:value-type="float" office:value="164.748462319712" calcext:value-type="float">
            <text:p>164.7484623197</text:p>
          </table:table-cell>
          <table:table-cell office:value-type="float" office:value="6049.1442090807" calcext:value-type="float">
            <text:p>6049.1442090807</text:p>
          </table:table-cell>
          <table:table-cell office:value-type="float" office:value="1597.49310604694" calcext:value-type="float">
            <text:p>1597.493106047</text:p>
          </table:table-cell>
          <table:table-cell office:value-type="float" office:value="6061.27596606897" calcext:value-type="float">
            <text:p>6061.275966069</text:p>
          </table:table-cell>
        </table:table-row>
        <table:table-row table:style-name="ro3">
          <table:table-cell office:value-type="string" calcext:value-type="string">
            <text:p>Dalian</text:p>
          </table:table-cell>
          <table:table-cell office:value-type="float" office:value="460.330881106745" calcext:value-type="float">
            <text:p>460.3308811067</text:p>
          </table:table-cell>
          <table:table-cell office:value-type="float" office:value="2449.6940298834" calcext:value-type="float">
            <text:p>2449.6940298834</text:p>
          </table:table-cell>
          <table:table-cell office:value-type="float" office:value="1054.02566413867" calcext:value-type="float">
            <text:p>1054.0256641387</text:p>
          </table:table-cell>
          <table:table-cell office:value-type="float" office:value="1061.31065062104" calcext:value-type="float">
            <text:p>1061.310650621</text:p>
          </table:table-cell>
          <table:table-cell office:value-type="float" office:value="540.137937057214" calcext:value-type="float">
            <text:p>540.1379370572</text:p>
          </table:table-cell>
          <table:table-cell office:value-type="float" office:value="422.279202478804" calcext:value-type="float">
            <text:p>422.2792024788</text:p>
          </table:table-cell>
          <table:table-cell office:value-type="float" office:value="180.462954179987" calcext:value-type="float">
            <text:p>180.46295418</text:p>
          </table:table-cell>
          <table:table-cell office:value-type="float" office:value="1037.21007724883" calcext:value-type="float">
            <text:p>1037.2100772488</text:p>
          </table:table-cell>
          <table:table-cell office:value-type="float" office:value="3424.52212187134" calcext:value-type="float">
            <text:p>3424.5221218713</text:p>
          </table:table-cell>
          <table:table-cell office:value-type="float" office:value="206.682687373963" calcext:value-type="float">
            <text:p>206.682687374</text:p>
          </table:table-cell>
          <table:table-cell office:value-type="float" office:value="4454.85985734517" calcext:value-type="float">
            <text:p>4454.8598573452</text:p>
          </table:table-cell>
          <table:table-cell office:value-type="float" office:value="2416.18965361959" calcext:value-type="float">
            <text:p>2416.1896536196</text:p>
          </table:table-cell>
          <table:table-cell office:value-type="float" office:value="977.324800404845" calcext:value-type="float">
            <text:p>977.3248004048</text:p>
          </table:table-cell>
          <table:table-cell office:value-type="float" office:value="0" calcext:value-type="float">
            <text:p>0</text:p>
          </table:table-cell>
          <table:table-cell office:value-type="float" office:value="4239.96894429035" calcext:value-type="float">
            <text:p>4239.9689442904</text:p>
          </table:table-cell>
          <table:table-cell office:value-type="float" office:value="4486.33190802025" calcext:value-type="float">
            <text:p>4486.3319080203</text:p>
          </table:table-cell>
          <table:table-cell office:value-type="float" office:value="882.640149460202" calcext:value-type="float">
            <text:p>882.6401494602</text:p>
          </table:table-cell>
          <table:table-cell office:value-type="float" office:value="5318.88974173439" calcext:value-type="float">
            <text:p>5318.8897417344</text:p>
          </table:table-cell>
          <table:table-cell office:value-type="float" office:value="2449.0879019152" calcext:value-type="float">
            <text:p>2449.0879019152</text:p>
          </table:table-cell>
          <table:table-cell office:value-type="float" office:value="5333.0735197757" calcext:value-type="float">
            <text:p>5333.0735197757</text:p>
          </table:table-cell>
        </table:table-row>
        <table:table-row table:style-name="ro3">
          <table:table-cell office:value-type="string" calcext:value-type="string">
            <text:p>Hamburg</text:p>
          </table:table-cell>
          <table:table-cell office:value-type="float" office:value="4611.95408372342" calcext:value-type="float">
            <text:p>4611.9540837234</text:p>
          </table:table-cell>
          <table:table-cell office:value-type="float" office:value="5475.7701193011" calcext:value-type="float">
            <text:p>5475.7701193011</text:p>
          </table:table-cell>
          <table:table-cell office:value-type="float" office:value="4806.44742177665" calcext:value-type="float">
            <text:p>4806.4474217767</text:p>
          </table:table-cell>
          <table:table-cell office:value-type="float" office:value="4815.23597628971" calcext:value-type="float">
            <text:p>4815.2359762897</text:p>
          </table:table-cell>
          <table:table-cell office:value-type="float" office:value="4692.60870392657" calcext:value-type="float">
            <text:p>4692.6087039266</text:p>
          </table:table-cell>
          <table:table-cell office:value-type="float" office:value="4625.84712742423" calcext:value-type="float">
            <text:p>4625.8471274242</text:p>
          </table:table-cell>
          <table:table-cell office:value-type="float" office:value="4343.78837112945" calcext:value-type="float">
            <text:p>4343.7883711295</text:p>
          </table:table-cell>
          <table:table-cell office:value-type="float" office:value="4752.24940085758" calcext:value-type="float">
            <text:p>4752.2494008576</text:p>
          </table:table-cell>
          <table:table-cell office:value-type="float" office:value="2638.88456665436" calcext:value-type="float">
            <text:p>2638.8845666544</text:p>
          </table:table-cell>
          <table:table-cell office:value-type="float" office:value="4108.15325078451" calcext:value-type="float">
            <text:p>4108.1532507845</text:p>
          </table:table-cell>
          <table:table-cell office:value-type="float" office:value="223.57516087268" calcext:value-type="float">
            <text:p>223.5751608727</text:p>
          </table:table-cell>
          <table:table-cell office:value-type="float" office:value="5309.98502577455" calcext:value-type="float">
            <text:p>5309.9850257746</text:p>
          </table:table-cell>
          <table:table-cell office:value-type="float" office:value="5001.3732906063" calcext:value-type="float">
            <text:p>5001.3732906063</text:p>
          </table:table-cell>
          <table:table-cell office:value-type="float" office:value="4239.96894429035" calcext:value-type="float">
            <text:p>4239.9689442904</text:p>
          </table:table-cell>
          <table:table-cell office:value-type="float" office:value="0" calcext:value-type="float">
            <text:p>0</text:p>
          </table:table-cell>
          <table:table-cell office:value-type="float" office:value="248.641590073938" calcext:value-type="float">
            <text:p>248.6415900739</text:p>
          </table:table-cell>
          <table:table-cell office:value-type="float" office:value="4840.96428939855" calcext:value-type="float">
            <text:p>4840.9642893986</text:p>
          </table:table-cell>
          <table:table-cell office:value-type="float" office:value="4912.26211588924" calcext:value-type="float">
            <text:p>4912.2621158892</text:p>
          </table:table-cell>
          <table:table-cell office:value-type="float" office:value="5463.04045032732" calcext:value-type="float">
            <text:p>5463.0404503273</text:p>
          </table:table-cell>
          <table:table-cell office:value-type="float" office:value="4925.98677460128" calcext:value-type="float">
            <text:p>4925.9867746013</text:p>
          </table:table-cell>
        </table:table-row>
        <table:table-row table:style-name="ro3">
          <table:table-cell office:value-type="string" calcext:value-type="string">
            <text:p>Antwerp</text:p>
          </table:table-cell>
          <table:table-cell office:value-type="float" office:value="4860.22485036419" calcext:value-type="float">
            <text:p>4860.2248503642</text:p>
          </table:table-cell>
          <table:table-cell office:value-type="float" office:value="5695.19863601597" calcext:value-type="float">
            <text:p>5695.198636016</text:p>
          </table:table-cell>
          <table:table-cell office:value-type="float" office:value="5053.0122445773" calcext:value-type="float">
            <text:p>5053.0122445773</text:p>
          </table:table-cell>
          <table:table-cell office:value-type="float" office:value="5061.77389898244" calcext:value-type="float">
            <text:p>5061.7738989824</text:p>
          </table:table-cell>
          <table:table-cell office:value-type="float" office:value="4940.9655807183" calcext:value-type="float">
            <text:p>4940.9655807183</text:p>
          </table:table-cell>
          <table:table-cell office:value-type="float" office:value="4870.12869159144" calcext:value-type="float">
            <text:p>4870.1286915914</text:p>
          </table:table-cell>
          <table:table-cell office:value-type="float" office:value="4591.40267394901" calcext:value-type="float">
            <text:p>4591.402673949</text:p>
          </table:table-cell>
          <table:table-cell office:value-type="float" office:value="4998.67332895017" calcext:value-type="float">
            <text:p>4998.6733289502</text:p>
          </table:table-cell>
          <table:table-cell office:value-type="float" office:value="2789.69518829714" calcext:value-type="float">
            <text:p>2789.6951882971</text:p>
          </table:table-cell>
          <table:table-cell office:value-type="float" office:value="4355.8631664548" calcext:value-type="float">
            <text:p>4355.8631664548</text:p>
          </table:table-cell>
          <table:table-cell office:value-type="float" office:value="42.4449345561782" calcext:value-type="float">
            <text:p>42.4449345562</text:p>
          </table:table-cell>
          <table:table-cell office:value-type="float" office:value="5527.48646852028" calcext:value-type="float">
            <text:p>5527.4864685203</text:p>
          </table:table-cell>
          <table:table-cell office:value-type="float" office:value="5249.75460314311" calcext:value-type="float">
            <text:p>5249.7546031431</text:p>
          </table:table-cell>
          <table:table-cell office:value-type="float" office:value="4486.33190802025" calcext:value-type="float">
            <text:p>4486.3319080203</text:p>
          </table:table-cell>
          <table:table-cell office:value-type="float" office:value="248.641590073938" calcext:value-type="float">
            <text:p>248.6415900739</text:p>
          </table:table-cell>
          <table:table-cell office:value-type="float" office:value="0" calcext:value-type="float">
            <text:p>0</text:p>
          </table:table-cell>
          <table:table-cell office:value-type="float" office:value="5089.20716403075" calcext:value-type="float">
            <text:p>5089.2071640308</text:p>
          </table:table-cell>
          <table:table-cell office:value-type="float" office:value="4874.4826159863" calcext:value-type="float">
            <text:p>4874.4826159863</text:p>
          </table:table-cell>
          <table:table-cell office:value-type="float" office:value="5682.22940062812" calcext:value-type="float">
            <text:p>5682.2294006281</text:p>
          </table:table-cell>
          <table:table-cell office:value-type="float" office:value="4887.43939565064" calcext:value-type="float">
            <text:p>4887.4393956506</text:p>
          </table:table-cell>
        </table:table-row>
        <table:table-row table:style-name="ro3">
          <table:table-cell office:value-type="string" calcext:value-type="string">
            <text:p>Xiamen</text:p>
          </table:table-cell>
          <table:table-cell office:value-type="float" office:value="442.137023162127" calcext:value-type="float">
            <text:p>442.1370231621</text:p>
          </table:table-cell>
          <table:table-cell office:value-type="float" office:value="1611.54970752271" calcext:value-type="float">
            <text:p>1611.5497075227</text:p>
          </table:table-cell>
          <table:table-cell office:value-type="float" office:value="250.665602487745" calcext:value-type="float">
            <text:p>250.6656024877</text:p>
          </table:table-cell>
          <table:table-cell office:value-type="float" office:value="252.460080884862" calcext:value-type="float">
            <text:p>252.4600808849</text:p>
          </table:table-cell>
          <table:table-cell office:value-type="float" office:value="385.58533216271" calcext:value-type="float">
            <text:p>385.5853321627</text:p>
          </table:table-cell>
          <table:table-cell office:value-type="float" office:value="858.32241788121" calcext:value-type="float">
            <text:p>858.3224178812</text:p>
          </table:table-cell>
          <table:table-cell office:value-type="float" office:value="703.691496032264" calcext:value-type="float">
            <text:p>703.6914960323</text:p>
          </table:table-cell>
          <table:table-cell office:value-type="float" office:value="277.48918017261" calcext:value-type="float">
            <text:p>277.4891801726</text:p>
          </table:table-cell>
          <table:table-cell office:value-type="float" office:value="3411.24081952965" calcext:value-type="float">
            <text:p>3411.2408195297</text:p>
          </table:table-cell>
          <table:table-cell office:value-type="float" office:value="875.577931875754" calcext:value-type="float">
            <text:p>875.5779318758</text:p>
          </table:table-cell>
          <table:table-cell office:value-type="float" office:value="5063.67104638577" calcext:value-type="float">
            <text:p>5063.6710463858</text:p>
          </table:table-cell>
          <table:table-cell office:value-type="float" office:value="1607.52738625874" calcext:value-type="float">
            <text:p>1607.5273862588</text:p>
          </table:table-cell>
          <table:table-cell office:value-type="float" office:value="164.748462319712" calcext:value-type="float">
            <text:p>164.7484623197</text:p>
          </table:table-cell>
          <table:table-cell office:value-type="float" office:value="882.640149460202" calcext:value-type="float">
            <text:p>882.6401494602</text:p>
          </table:table-cell>
          <table:table-cell office:value-type="float" office:value="4840.96428939855" calcext:value-type="float">
            <text:p>4840.9642893986</text:p>
          </table:table-cell>
          <table:table-cell office:value-type="float" office:value="5089.20716403075" calcext:value-type="float">
            <text:p>5089.2071640308</text:p>
          </table:table-cell>
          <table:table-cell office:value-type="float" office:value="0" calcext:value-type="float">
            <text:p>0</text:p>
          </table:table-cell>
          <table:table-cell office:value-type="float" office:value="6057.73595203919" calcext:value-type="float">
            <text:p>6057.7359520392</text:p>
          </table:table-cell>
          <table:table-cell office:value-type="float" office:value="1613.1254332206" calcext:value-type="float">
            <text:p>1613.1254332206</text:p>
          </table:table-cell>
          <table:table-cell office:value-type="float" office:value="6070.43811669338" calcext:value-type="float">
            <text:p>6070.4381166934</text:p>
          </table:table-cell>
        </table:table-row>
        <table:table-row table:style-name="ro3">
          <table:table-cell office:value-type="string" calcext:value-type="string">
            <text:p>Los Angeles</text:p>
          </table:table-cell>
          <table:table-cell office:value-type="float" office:value="5645.22559780742" calcext:value-type="float">
            <text:p>5645.2255978074</text:p>
          </table:table-cell>
          <table:table-cell office:value-type="float" office:value="7631.30661322318" calcext:value-type="float">
            <text:p>7631.3066132232</text:p>
          </table:table-cell>
          <table:table-cell office:value-type="float" office:value="6294.87498328739" calcext:value-type="float">
            <text:p>6294.8749832874</text:p>
          </table:table-cell>
          <table:table-cell office:value-type="float" office:value="6299.38165660194" calcext:value-type="float">
            <text:p>6299.3816566019</text:p>
          </table:table-cell>
          <table:table-cell office:value-type="float" office:value="5681.37699188301" calcext:value-type="float">
            <text:p>5681.376991883</text:p>
          </table:table-cell>
          <table:table-cell office:value-type="float" office:value="5203.01677766924" calcext:value-type="float">
            <text:p>5203.0167776692</text:p>
          </table:table-cell>
          <table:table-cell office:value-type="float" office:value="5480.62439142686" calcext:value-type="float">
            <text:p>5480.6243914269</text:p>
          </table:table-cell>
          <table:table-cell office:value-type="float" office:value="6298.59669710072" calcext:value-type="float">
            <text:p>6298.5966971007</text:p>
          </table:table-cell>
          <table:table-cell office:value-type="float" office:value="7252.53898946629" calcext:value-type="float">
            <text:p>7252.5389894663</text:p>
          </table:table-cell>
          <table:table-cell office:value-type="float" office:value="5455.97134829365" calcext:value-type="float">
            <text:p>5455.9713482937</text:p>
          </table:table-cell>
          <table:table-cell office:value-type="float" office:value="4846.47479370405" calcext:value-type="float">
            <text:p>4846.4747937041</text:p>
          </table:table-cell>
          <table:table-cell office:value-type="float" office:value="7658.19313583229" calcext:value-type="float">
            <text:p>7658.1931358323</text:p>
          </table:table-cell>
          <table:table-cell office:value-type="float" office:value="6049.1442090807" calcext:value-type="float">
            <text:p>6049.1442090807</text:p>
          </table:table-cell>
          <table:table-cell office:value-type="float" office:value="5318.88974173439" calcext:value-type="float">
            <text:p>5318.8897417344</text:p>
          </table:table-cell>
          <table:table-cell office:value-type="float" office:value="4912.26211588924" calcext:value-type="float">
            <text:p>4912.2621158892</text:p>
          </table:table-cell>
          <table:table-cell office:value-type="float" office:value="4874.4826159863" calcext:value-type="float">
            <text:p>4874.4826159863</text:p>
          </table:table-cell>
          <table:table-cell office:value-type="float" office:value="6057.73595203919" calcext:value-type="float">
            <text:p>6057.7359520392</text:p>
          </table:table-cell>
          <table:table-cell office:value-type="float" office:value="0" calcext:value-type="float">
            <text:p>0</text:p>
          </table:table-cell>
          <table:table-cell office:value-type="float" office:value="7636.30468016499" calcext:value-type="float">
            <text:p>7636.304680165</text:p>
          </table:table-cell>
          <table:table-cell office:value-type="float" office:value="17.0837240381823" calcext:value-type="float">
            <text:p>17.0837240382</text:p>
          </table:table-cell>
        </table:table-row>
        <table:table-row table:style-name="ro3">
          <table:table-cell office:value-type="string" calcext:value-type="string">
            <text:p>Tanjung Pelepas</text:p>
          </table:table-cell>
          <table:table-cell office:value-type="float" office:value="2049.41867993986" calcext:value-type="float">
            <text:p>2049.4186799399</text:p>
          </table:table-cell>
          <table:table-cell office:value-type="float" office:value="14.6459389472532" calcext:value-type="float">
            <text:p>14.6459389473</text:p>
          </table:table-cell>
          <table:table-cell office:value-type="float" office:value="1400.35214921002" calcext:value-type="float">
            <text:p>1400.35214921</text:p>
          </table:table-cell>
          <table:table-cell office:value-type="float" office:value="1393.89347158083" calcext:value-type="float">
            <text:p>1393.8934715808</text:p>
          </table:table-cell>
          <table:table-cell office:value-type="float" office:value="1998.55638525412" calcext:value-type="float">
            <text:p>1998.5563852541</text:p>
          </table:table-cell>
          <table:table-cell office:value-type="float" office:value="2468.706199381" calcext:value-type="float">
            <text:p>2468.706199381</text:p>
          </table:table-cell>
          <table:table-cell office:value-type="float" office:value="2270.93154168177" calcext:value-type="float">
            <text:p>2270.9315416818</text:p>
          </table:table-cell>
          <table:table-cell office:value-type="float" office:value="1412.46230144673" calcext:value-type="float">
            <text:p>1412.4623014467</text:p>
          </table:table-cell>
          <table:table-cell office:value-type="float" office:value="3145.71927431549" calcext:value-type="float">
            <text:p>3145.7192743155</text:p>
          </table:table-cell>
          <table:table-cell office:value-type="float" office:value="2370.99280492361" calcext:value-type="float">
            <text:p>2370.9928049236</text:p>
          </table:table-cell>
          <table:table-cell office:value-type="float" office:value="5673.37188175239" calcext:value-type="float">
            <text:p>5673.3718817524</text:p>
          </table:table-cell>
          <table:table-cell office:value-type="float" office:value="161.468849477166" calcext:value-type="float">
            <text:p>161.4688494772</text:p>
          </table:table-cell>
          <table:table-cell office:value-type="float" office:value="1597.49310604694" calcext:value-type="float">
            <text:p>1597.493106047</text:p>
          </table:table-cell>
          <table:table-cell office:value-type="float" office:value="2449.0879019152" calcext:value-type="float">
            <text:p>2449.0879019152</text:p>
          </table:table-cell>
          <table:table-cell office:value-type="float" office:value="5463.04045032732" calcext:value-type="float">
            <text:p>5463.0404503273</text:p>
          </table:table-cell>
          <table:table-cell office:value-type="float" office:value="5682.22940062812" calcext:value-type="float">
            <text:p>5682.2294006281</text:p>
          </table:table-cell>
          <table:table-cell office:value-type="float" office:value="1613.1254332206" calcext:value-type="float">
            <text:p>1613.1254332206</text:p>
          </table:table-cell>
          <table:table-cell office:value-type="float" office:value="7636.30468016499" calcext:value-type="float">
            <text:p>7636.304680165</text:p>
          </table:table-cell>
          <table:table-cell office:value-type="float" office:value="0" calcext:value-type="float">
            <text:p>0</text:p>
          </table:table-cell>
          <table:table-cell office:value-type="float" office:value="7647.69900572966" calcext:value-type="float">
            <text:p>7647.6990057297</text:p>
          </table:table-cell>
        </table:table-row>
        <table:table-row table:style-name="ro3">
          <table:table-cell office:value-type="string" calcext:value-type="string">
            <text:p>Long Beach</text:p>
          </table:table-cell>
          <table:table-cell office:value-type="float" office:value="5658.44844982529" calcext:value-type="float">
            <text:p>5658.4484498253</text:p>
          </table:table-cell>
          <table:table-cell office:value-type="float" office:value="7642.63690423079" calcext:value-type="float">
            <text:p>7642.6369042308</text:p>
          </table:table-cell>
          <table:table-cell office:value-type="float" office:value="6307.84850485233" calcext:value-type="float">
            <text:p>6307.8485048523</text:p>
          </table:table-cell>
          <table:table-cell office:value-type="float" office:value="6312.32823162267" calcext:value-type="float">
            <text:p>6312.3282316227</text:p>
          </table:table-cell>
          <table:table-cell office:value-type="float" office:value="5694.35810794037" calcext:value-type="float">
            <text:p>5694.3581079404</text:p>
          </table:table-cell>
          <table:table-cell office:value-type="float" office:value="5215.98195636163" calcext:value-type="float">
            <text:p>5215.9819563616</text:p>
          </table:table-cell>
          <table:table-cell office:value-type="float" office:value="5494.58250154218" calcext:value-type="float">
            <text:p>5494.5825015422</text:p>
          </table:table-cell>
          <table:table-cell office:value-type="float" office:value="6311.75566250968" calcext:value-type="float">
            <text:p>6311.7556625097</text:p>
          </table:table-cell>
          <table:table-cell office:value-type="float" office:value="7269.00193866805" calcext:value-type="float">
            <text:p>7269.0019386681</text:p>
          </table:table-cell>
          <table:table-cell office:value-type="float" office:value="5470.56758907688" calcext:value-type="float">
            <text:p>5470.5675890769</text:p>
          </table:table-cell>
          <table:table-cell office:value-type="float" office:value="4859.53544215862" calcext:value-type="float">
            <text:p>4859.5354421586</text:p>
          </table:table-cell>
          <table:table-cell office:value-type="float" office:value="7670.312412799" calcext:value-type="float">
            <text:p>7670.312412799</text:p>
          </table:table-cell>
          <table:table-cell office:value-type="float" office:value="6061.27596606897" calcext:value-type="float">
            <text:p>6061.275966069</text:p>
          </table:table-cell>
          <table:table-cell office:value-type="float" office:value="5333.0735197757" calcext:value-type="float">
            <text:p>5333.0735197757</text:p>
          </table:table-cell>
          <table:table-cell office:value-type="float" office:value="4925.98677460128" calcext:value-type="float">
            <text:p>4925.9867746013</text:p>
          </table:table-cell>
          <table:table-cell office:value-type="float" office:value="4887.43939565064" calcext:value-type="float">
            <text:p>4887.4393956506</text:p>
          </table:table-cell>
          <table:table-cell office:value-type="float" office:value="6070.43811669338" calcext:value-type="float">
            <text:p>6070.4381166934</text:p>
          </table:table-cell>
          <table:table-cell office:value-type="float" office:value="17.0837240381823" calcext:value-type="float">
            <text:p>17.0837240382</text:p>
          </table:table-cell>
          <table:table-cell office:value-type="float" office:value="7647.69900572966" calcext:value-type="float">
            <text:p>7647.699005729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0:38:37.889097940</meta:creation-date>
    <dc:date>2017-01-11T11:26:40.472443930</dc:date>
    <meta:editing-duration>PT12M43S</meta:editing-duration>
    <meta:editing-cycles>5</meta:editing-cycles>
    <meta:generator>LibreOffice/5.1.4.2$Linux_X86_64 LibreOffice_project/10m0$Build-2</meta:generator>
    <meta:document-statistic meta:table-count="2" meta:cell-count="602" meta:object-count="0"/>
  </office:meta>
</office:document-meta>
</file>